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4f52" officeooo:paragraph-rsid="00024f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. - - 09 - - - -</text:p>
      <text:p text:style-name="P1">a.11 - 11 - 8 - 7</text:p>
      <text:p text:style-name="P1">e.09 - <text:s/>- - 6 - 9</text:p>
      <text:p text:style-name="P1"/>
      <text:p text:style-name="P1">Du blickst tief in dich hinein</text:p>
      <text:p text:style-name="P1">und deine Augen sind geblendet</text:p>
      <text:p text:style-name="P1">weil eine Sonne in dir scheint</text:p>
      <text:p text:style-name="P1">das Universum in dir endet</text:p>
      <text:p text:style-name="P1"/>
      <text:p text:style-name="P1">mich trifft eine Projektion</text:p>
      <text:p text:style-name="P1">ein buntes Bild, ein dunkler Ton</text:p>
      <text:p text:style-name="P1">Doch alles in dir macht dir Angst</text:p>
      <text:p text:style-name="P1">weil du nichts erkennen kannst</text:p>
      <text:p text:style-name="P1"/>
      <text:p text:style-name="P1">C# F/F# B/G# F#</text:p>
      <text:p text:style-name="P1"/>
      <text:p text:style-name="P1">Du kotzt die Wörter an die Wand</text:p>
      <text:p text:style-name="P1">und ein Mythos wird geboren</text:p>
      <text:p text:style-name="P1">und du lauschst ihm wie gebannt</text:p>
      <text:p text:style-name="P1">du hast ihn vorher nicht gekannt</text:p>
      <text:p text:style-name="P1"/>
      <text:p text:style-name="P1">du blickst tief in dich hinein</text:p>
      <text:p text:style-name="P1">und siehst nur Splitter. Blut und Kotze</text:p>
      <text:p text:style-name="P1">ich sehe eine Projektion</text:p>
      <text:p text:style-name="P1">ein buntes Bild, ein dunkler Ton</text:p>
      <text:p text:style-name="P1"/>
      <text:p text:style-name="P1"/>
      <text:p text:style-name="P1"/>
      <text:p text:style-name="P1">Ein Stapel Münzen, voll mit Blut</text:p>
      <text:p text:style-name="P1">und in der Mitte liegt ein Auge</text:p>
      <text:p text:style-name="P1">ich würde mich das niemals trauen</text:p>
      <text:p text:style-name="P1">so tief in mich hineinzuschauen</text:p>
      <text:p text:style-name="P1"/>
      <text:p text:style-name="P1">All die Pulver, Pappen, Pillen</text:p>
      <text:p text:style-name="P1">die deinen Hunger niemals stillen</text:p>
      <text:p text:style-name="P1">bilden deine Sonne ab</text:p>
      <text:p text:style-name="P1">und ich seh mich daran satt</text:p>
      <text:p text:style-name="P1"/>
      <text:p text:style-name="P1"/>
      <text:p text:style-name="P1"/>
      <text:p text:style-name="P1">du wirst dich nie kennenlernen</text:p>
      <text:p text:style-name="P1">du wirst nie wissen, wie das ist</text:p>
      <text:p text:style-name="P1">wenn Schmerzen eine Kraft gebären</text:p>
      <text:p text:style-name="P1">bei der man all den Rest vergisst</text:p>
      <text:p text:style-name="P1"/>
      <text:p text:style-name="P1">du siehst nichts, du bist geblendet</text:p>
      <text:p text:style-name="P1">ich sehe dich wie ein Porträt</text:p>
      <text:p text:style-name="P1">eine Sonne, die verendet</text:p>
      <text:p text:style-name="P1">ein buntgekotztes Plädoy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3:45:47.003181772</meta:creation-date>
    <dc:date>2016-03-17T13:46:22.927572996</dc:date>
    <meta:editing-duration>PT36S</meta:editing-duration>
    <meta:editing-cycles>1</meta:editing-cycles>
    <meta:document-statistic meta:table-count="0" meta:image-count="0" meta:object-count="0" meta:page-count="1" meta:paragraph-count="36" meta:word-count="204" meta:character-count="1030" meta:non-whitespace-character-count="861"/>
    <meta:generator>LibreOffice/4.3.3.2$Linux_X86_64 LibreOffice_project/430m0$Build-2</meta:generator>
  </office:meta>
</office:document-meta>
</file>